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fill-color="#ffffff" draw:textarea-horizontal-align="justify" draw:textarea-vertical-align="middle" draw:auto-grow-height="false" fo:min-height="3.939cm" fo:min-width="2.822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000000" draw:fill-color="#ffffff" draw:textarea-horizontal-align="justify" draw:textarea-vertical-align="middle" draw:auto-grow-height="false" fo:min-height="3.145cm" fo:min-width="1.954cm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0000" draw:fill-color="#ffffff" draw:textarea-horizontal-align="justify" draw:textarea-vertical-align="middle" draw:auto-grow-height="false" fo:min-height="1.386cm" fo:min-width="1.727cm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fill-color="#ffffff" draw:textarea-horizontal-align="justify" draw:textarea-vertical-align="middle" draw:auto-grow-height="false" fo:min-height="1.198cm" fo:min-width="2.955cm" fo:padding-top="0.025cm" fo:padding-bottom="0.025cm" fo:padding-left="0.025cm" fo:padding-right="0.025cm" style:run-through="foreground"/>
    </style:style>
    <style:style style:name="gr6" style:family="graphic">
      <style:graphic-properties svg:stroke-width="0.049cm" svg:stroke-color="#000000" draw:fill-color="#ffffff" draw:textarea-horizontal-align="center" draw:textarea-vertical-align="middle" fo:padding-top="0.025cm" fo:padding-bottom="0.025cm" fo:padding-left="0.025cm" fo:padding-right="0.025cm" style:run-through="foreground"/>
    </style:style>
    <style:style style:name="gr7" style:family="graphic">
      <style:graphic-properties draw:stroke="none" svg:stroke-width="0.049cm" svg:stroke-color="#000000" draw:fill="none" draw:fill-color="#ffffff" fo:min-height="0.982cm" style:run-through="foreground"/>
    </style:style>
    <style:style style:name="gr8" style:family="graphic">
      <style:graphic-properties svg:stroke-width="0.049cm" svg:stroke-color="#000000" draw:fill-color="#ffffff" draw:textarea-horizontal-align="justify" draw:textarea-vertical-align="middle" draw:auto-grow-height="false" fo:min-height="0.727cm" fo:min-width="1.914cm" fo:padding-top="0.025cm" fo:padding-bottom="0.025cm" fo:padding-left="0.025cm" fo:padding-right="0.025cm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svg:stroke-width="0.049cm" svg:stroke-color="#000000" draw:fill-color="#ffffff" draw:textarea-horizontal-align="justify" draw:textarea-vertical-align="middle" draw:auto-grow-height="false" fo:min-height="0.933cm" fo:min-width="1.388cm" fo:padding-top="0.025cm" fo:padding-bottom="0.025cm" fo:padding-left="0.025cm" fo:padding-right="0.025cm" style:run-through="foreground"/>
    </style:style>
    <style:style style:name="gr11" style:family="graphic">
      <style:graphic-properties svg:stroke-width="0.049cm" svg:stroke-color="#000000" draw:fill-color="#ffffff" draw:textarea-horizontal-align="justify" draw:textarea-vertical-align="middle" draw:auto-grow-height="false" fo:min-height="0.933cm" fo:min-width="1.727cm" fo:padding-top="0.025cm" fo:padding-bottom="0.025cm" fo:padding-left="0.025cm" fo:padding-right="0.025cm" style:run-through="foreground"/>
    </style:style>
    <style:style style:name="gr12" style:family="graphic">
      <style:graphic-properties svg:stroke-width="0.049cm" svg:stroke-color="#000000" draw:fill-color="#ffffff" draw:textarea-horizontal-align="justify" draw:textarea-vertical-align="middle" draw:auto-grow-height="false" fo:min-height="0.84cm" fo:min-width="2.046cm" fo:padding-top="0.025cm" fo:padding-bottom="0.025cm" fo:padding-left="0.025cm" fo:padding-right="0.025cm" style:run-through="foreground"/>
    </style:style>
    <style:style style:name="gr13" style:family="graphic">
      <style:graphic-properties svg:stroke-width="0.049cm" svg:stroke-color="#000000" draw:fill-color="#ffffff" draw:textarea-horizontal-align="justify" draw:textarea-vertical-align="middle" draw:auto-grow-height="false" fo:min-height="0.61cm" fo:min-width="2.046cm" fo:padding-top="0.025cm" fo:padding-bottom="0.025cm" fo:padding-left="0.025cm" fo:padding-right="0.025cm" style:run-through="foreground"/>
    </style:style>
    <style:style style:name="gr14" style:family="graphic">
      <style:graphic-properties draw:stroke="none" svg:stroke-width="0.049cm" svg:stroke-color="#000000" draw:fill="none" draw:fill-color="#ffffff" fo:min-height="0.492cm" style:run-through="foreground"/>
    </style:style>
    <style:style style:name="gr15" style:family="graphic">
      <style:graphic-properties draw:stroke="none" svg:stroke-width="0.049cm" svg:stroke-color="#000000" draw:fill="none" draw:fill-color="#ffffff" fo:min-height="0.605cm" style:run-through="foreground"/>
    </style:style>
    <style:style style:name="gr16" style:family="graphic">
      <style:graphic-properties draw:stroke="none" svg:stroke-width="0.049cm" svg:stroke-color="#000000" draw:fill="none" draw:fill-color="#ffffff" fo:min-height="0.529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style-name="gr1"><draw:custom-shape draw:name="Forme2" draw:style-name="gr2" draw:text-style-name="P2" svg:width="2.872cm" svg:height="3.989cm" svg:x="3.813cm" svg:y="5.965cm"><text:p text:style-name="P1">ARDUINO</text:p><text:p text:style-name="P1">UNO</text:p><draw:enhanced-geometry svg:viewBox="0 0 21600 21600" draw:type="rectangle" draw:enhanced-path="M 0 0 L 21600 0 21600 21600 0 21600 0 0 Z N"/></draw:custom-shape><draw:custom-shape draw:name="Forme2" draw:style-name="gr3" draw:text-style-name="P2" svg:width="2.005cm" svg:height="3.195cm" svg:x="-1.124cm" svg:y="1.656cm"><text:p text:style-name="P1"><text:s/>Batterie</text:p><text:p text:style-name="P1">13V2</text:p><draw:enhanced-geometry svg:viewBox="0 0 21600 21600" draw:type="rectangle" draw:enhanced-path="M 0 0 L 21600 0 21600 21600 0 21600 0 0 Z N"/></draw:custom-shape><draw:custom-shape draw:name="Forme2" draw:style-name="gr4" draw:text-style-name="P2" svg:width="1.777cm" svg:height="1.437cm" svg:x="12.393cm" svg:y="1.563cm"><text:p text:style-name="P1">ATtiny85</text:p><draw:enhanced-geometry svg:viewBox="0 0 21600 21600" draw:type="rectangle" draw:enhanced-path="M 0 0 L 21600 0 21600 21600 0 21600 0 0 Z N"/></draw:custom-shape><draw:custom-shape draw:name="Forme2" draw:style-name="gr5" draw:text-style-name="P2" svg:width="3.005cm" svg:height="1.248cm" svg:x="15.21cm" svg:y="1.676cm"><text:p text:style-name="P1">APA102 28 leds</text:p><draw:enhanced-geometry svg:viewBox="0 0 21600 21600" draw:type="rectangle" draw:enhanced-path="M 0 0 L 21600 0 21600 21600 0 21600 0 0 Z N"/></draw:custom-shape><draw:line draw:name="Forme1" draw:style-name="gr6" draw:text-style-name="P2" svg:x1="14.169cm" svg:y1="1.901cm" svg:x2="15.21cm" svg:y2="1.901cm"><text:p/></draw:line><draw:line draw:name="Forme3" draw:style-name="gr6" draw:text-style-name="P2" svg:x1="14.169cm" svg:y1="2.148cm" svg:x2="15.21cm" svg:y2="2.148cm"><text:p/></draw:line><draw:line draw:name="Forme4" draw:style-name="gr6" draw:text-style-name="P2" svg:x1="14.169cm" svg:y1="2.431cm" svg:x2="15.21cm" svg:y2="2.431cm"><text:p/></draw:line><draw:line draw:name="Forme5" draw:style-name="gr6" draw:text-style-name="P2" svg:x1="14.169cm" svg:y1="2.734cm" svg:x2="15.21cm" svg:y2="2.734cm"><text:p/></draw:line><draw:frame draw:name="Forme6" draw:style-name="gr7" draw:text-style-name="P3" svg:width="0.738cm" svg:height="0.983cm" svg:x="14.319cm" svg:y="0.919cm"><draw:text-box><text:p>SPI</text:p></draw:text-box></draw:frame><draw:custom-shape draw:name="Forme2" draw:style-name="gr8" draw:text-style-name="P2" svg:width="1.964cm" svg:height="0.777cm" svg:x="8.009cm" svg:y="6.04cm"><text:p text:style-name="P1">MOSFET</text:p><draw:enhanced-geometry svg:viewBox="0 0 21600 21600" draw:type="rectangle" draw:enhanced-path="M 0 0 L 21600 0 21600 21600 0 21600 0 0 Z N"/></draw:custom-shape><draw:g draw:style-name="gr9"><draw:line draw:name="Forme7" draw:style-name="gr6" draw:text-style-name="P2" svg:x1="8.895cm" svg:y1="6.816cm" svg:x2="8.895cm" svg:y2="7.252cm"><text:p/></draw:line><draw:line draw:name="Forme8" draw:style-name="gr6" draw:text-style-name="P2" svg:x1="8.613cm" svg:y1="7.232cm" svg:x2="9.218cm" svg:y2="7.232cm"><text:p/></draw:line></draw:g><draw:custom-shape draw:name="Forme2" draw:style-name="gr10" draw:text-style-name="P2" svg:width="1.438cm" svg:height="0.983cm" svg:x="3.243cm" svg:y="1.619cm"><text:p text:style-name="P1">ARU</text:p><draw:enhanced-geometry svg:viewBox="0 0 21600 21600" draw:type="rectangle" draw:enhanced-path="M 0 0 L 21600 0 21600 21600 0 21600 0 0 Z N"/></draw:custom-shape><draw:custom-shape draw:name="Forme2" draw:style-name="gr11" draw:text-style-name="P2" svg:width="1.777cm" svg:height="0.983cm" svg:x="5.475cm" svg:y="1.637cm"><text:p text:style-name="P1">Abaisseur</text:p><text:p text:style-name="P1">tension</text:p><draw:enhanced-geometry svg:viewBox="0 0 21600 21600" draw:type="rectangle" draw:enhanced-path="M 0 0 L 21600 0 21600 21600 0 21600 0 0 Z N"/></draw:custom-shape><draw:custom-shape draw:name="Forme2" draw:style-name="gr10" draw:text-style-name="P2" svg:width="1.438cm" svg:height="0.983cm" svg:x="1.391cm" svg:y="1.639cm"><text:p text:style-name="P1">fuse</text:p><draw:enhanced-geometry svg:viewBox="0 0 21600 21600" draw:type="rectangle" draw:enhanced-path="M 0 0 L 21600 0 21600 21600 0 21600 0 0 Z N"/></draw:custom-shape><draw:g draw:style-name="gr9"><draw:line draw:name="Forme7" draw:style-name="gr6" draw:text-style-name="P2" svg:x1="-0.138cm" svg:y1="4.851cm" svg:x2="-0.138cm" svg:y2="5.287cm"><text:p/></draw:line><draw:line draw:name="Forme8" draw:style-name="gr6" draw:text-style-name="P2" svg:x1="-0.42cm" svg:y1="5.267cm" svg:x2="0.185cm" svg:y2="5.267cm"><text:p/></draw:line></draw:g><draw:g draw:style-name="gr9"><draw:line draw:name="Forme7" draw:style-name="gr6" draw:text-style-name="P2" svg:x1="5.642cm" svg:y1="9.954cm" svg:x2="5.642cm" svg:y2="10.39cm"><text:p/></draw:line><draw:line draw:name="Forme8" draw:style-name="gr6" draw:text-style-name="P2" svg:x1="5.36cm" svg:y1="10.37cm" svg:x2="5.965cm" svg:y2="10.37cm"><text:p/></draw:line></draw:g><draw:g draw:style-name="gr9"><draw:line draw:name="Forme7" draw:style-name="gr6" draw:text-style-name="P2" svg:x1="5.302cm" svg:y1="2.487cm" svg:x2="5.302cm" svg:y2="2.923cm"><text:p/></draw:line><draw:line draw:name="Forme8" draw:style-name="gr6" draw:text-style-name="P2" svg:x1="5.02cm" svg:y1="2.903cm" svg:x2="5.625cm" svg:y2="2.903cm"><text:p/></draw:line></draw:g><draw:g draw:style-name="gr9"><draw:line draw:name="Forme7" draw:style-name="gr6" draw:text-style-name="P2" svg:x1="8.895cm" svg:y1="6.816cm" svg:x2="8.895cm" svg:y2="7.252cm"><text:p/></draw:line><draw:line draw:name="Forme8" draw:style-name="gr6" draw:text-style-name="P2" svg:x1="8.613cm" svg:y1="7.232cm" svg:x2="9.218cm" svg:y2="7.232cm"><text:p/></draw:line></draw:g><draw:g draw:style-name="gr9"><draw:line draw:name="Forme7" draw:style-name="gr6" draw:text-style-name="P2" svg:x1="7.533cm" svg:y1="2.411cm" svg:x2="7.533cm" svg:y2="2.847cm"><text:p/></draw:line><draw:line draw:name="Forme8" draw:style-name="gr6" draw:text-style-name="P2" svg:x1="7.251cm" svg:y1="2.828cm" svg:x2="7.856cm" svg:y2="2.828cm"><text:p/></draw:line></draw:g><draw:line draw:name="Forme7" draw:style-name="gr6" draw:text-style-name="P2" svg:x1="5.302cm" svg:y1="2.487cm" svg:x2="5.475cm" svg:y2="2.489cm"><text:p/></draw:line><draw:line draw:name="Forme8" draw:style-name="gr6" draw:text-style-name="P2" svg:x1="7.533cm" svg:y1="2.411cm" svg:x2="7.251cm" svg:y2="2.43cm"><text:p/></draw:line><draw:line draw:name="Forme9" draw:style-name="gr6" draw:text-style-name="P2" svg:x1="5.475cm" svg:y1="1.997cm" svg:x2="4.681cm" svg:y2="1.997cm"><text:p/></draw:line><draw:line draw:name="Forme10" draw:style-name="gr6" draw:text-style-name="P2" svg:x1="3.244cm" svg:y1="1.997cm" svg:x2="2.829cm" svg:y2="1.997cm"><text:p/></draw:line><draw:line draw:name="Forme11" draw:style-name="gr6" draw:text-style-name="P2" svg:x1="1.392cm" svg:y1="1.921cm" svg:x2="0.88cm" svg:y2="1.94cm"><text:p/></draw:line><draw:line draw:name="Forme12" draw:style-name="gr6" draw:text-style-name="P2" svg:x1="7.251cm" svg:y1="1.901cm" svg:x2="12.393cm" svg:y2="1.901cm"><text:p/></draw:line><draw:line draw:name="Forme12" draw:style-name="gr6" draw:text-style-name="P2" svg:x1="4.794cm" svg:y1="2.014cm" svg:x2="4.757cm" svg:y2="5.965cm"><text:p/></draw:line><draw:line draw:name="Forme12" draw:style-name="gr6" draw:text-style-name="P2" svg:x1="6.685cm" svg:y1="6.306cm" svg:x2="8.01cm" svg:y2="6.306cm"><text:p/></draw:line><draw:line draw:name="Forme13" draw:style-name="gr6" draw:text-style-name="P2" svg:x1="12.393cm" svg:y1="2.658cm" svg:x2="9.027cm" svg:y2="2.658cm"><text:p/></draw:line><draw:line draw:name="Forme14" draw:style-name="gr6" draw:text-style-name="P2" svg:x1="9.027cm" svg:y1="6.039cm" svg:x2="9.027cm" svg:y2="2.658cm"><text:p/></draw:line><draw:custom-shape draw:name="Forme2" draw:style-name="gr8" draw:text-style-name="P2" svg:width="1.964cm" svg:height="0.777cm" svg:x="9.068cm" svg:y="7.495cm"><text:p text:style-name="P1">MOSFET</text:p><draw:enhanced-geometry svg:viewBox="0 0 21600 21600" draw:type="rectangle" draw:enhanced-path="M 0 0 L 21600 0 21600 21600 0 21600 0 0 Z N"/></draw:custom-shape><draw:g draw:style-name="gr9"><draw:line draw:name="Forme7" draw:style-name="gr6" draw:text-style-name="P2" svg:x1="9.953cm" svg:y1="8.271cm" svg:x2="9.953cm" svg:y2="8.707cm"><text:p/></draw:line><draw:line draw:name="Forme8" draw:style-name="gr6" draw:text-style-name="P2" svg:x1="9.671cm" svg:y1="8.687cm" svg:x2="10.276cm" svg:y2="8.687cm"><text:p/></draw:line></draw:g><draw:g draw:style-name="gr9"><draw:line draw:name="Forme7" draw:style-name="gr6" draw:text-style-name="P2" svg:x1="9.953cm" svg:y1="8.271cm" svg:x2="9.953cm" svg:y2="8.707cm"><text:p/></draw:line><draw:line draw:name="Forme8" draw:style-name="gr6" draw:text-style-name="P2" svg:x1="9.671cm" svg:y1="8.687cm" svg:x2="10.276cm" svg:y2="8.687cm"><text:p/></draw:line></draw:g><draw:line draw:name="Forme12" draw:style-name="gr6" draw:text-style-name="P2" svg:x1="6.685cm" svg:y1="7.685cm" svg:x2="9.068cm" svg:y2="7.685cm"><text:p/></draw:line><draw:custom-shape draw:name="Forme2" draw:style-name="gr12" draw:text-style-name="P2" svg:width="2.096cm" svg:height="0.89cm" svg:x="12.451cm" svg:y="3.773cm"><text:p text:style-name="P1">Servo Bas</text:p><draw:enhanced-geometry svg:viewBox="0 0 21600 21600" draw:type="rectangle" draw:enhanced-path="M 0 0 L 21600 0 21600 21600 0 21600 0 0 Z N"/></draw:custom-shape><draw:custom-shape draw:name="Forme2" draw:style-name="gr13" draw:text-style-name="P2" svg:width="2.096cm" svg:height="0.66cm" svg:x="12.449cm" svg:y="5.74cm"><text:p text:style-name="P1">Servo Haut</text:p><draw:enhanced-geometry svg:viewBox="0 0 21600 21600" draw:type="rectangle" draw:enhanced-path="M 0 0 L 21600 0 21600 21600 0 21600 0 0 Z N"/></draw:custom-shape><draw:line draw:name="Forme14" draw:style-name="gr6" draw:text-style-name="P2" svg:x1="10.426cm" svg:y1="7.495cm" svg:x2="10.426cm" svg:y2="5.022cm"><text:p/></draw:line><draw:line draw:name="Forme13" draw:style-name="gr6" draw:text-style-name="P2" svg:x1="12.731cm" svg:y1="6.816cm" svg:x2="10.426cm" svg:y2="6.816cm"><text:p/></draw:line><draw:line draw:name="Forme13" draw:style-name="gr6" draw:text-style-name="P2" svg:x1="12.864cm" svg:y1="5.022cm" svg:x2="10.426cm" svg:y2="5.022cm"><text:p/></draw:line><draw:line draw:name="Forme14" draw:style-name="gr6" draw:text-style-name="P2" svg:x1="12.714cm" svg:y1="6.815cm" svg:x2="12.714cm" svg:y2="6.399cm"><text:p/></draw:line><draw:line draw:name="Forme14" draw:style-name="gr6" draw:text-style-name="P2" svg:x1="12.864cm" svg:y1="5.022cm" svg:x2="12.864cm" svg:y2="4.662cm"><text:p/></draw:line><draw:line draw:name="Forme14" draw:style-name="gr6" draw:text-style-name="P2" svg:x1="11.844cm" svg:y1="5.304cm" svg:x2="11.844cm" svg:y2="1.901cm"><text:p/></draw:line><draw:line draw:name="Forme13" draw:style-name="gr6" draw:text-style-name="P2" svg:x1="12.731cm" svg:y1="5.304cm" svg:x2="11.844cm" svg:y2="5.304cm"><text:p/></draw:line><draw:line draw:name="Forme13" draw:style-name="gr6" draw:text-style-name="P2" svg:x1="12.865cm" svg:y1="3.357cm" svg:x2="11.844cm" svg:y2="3.357cm"><text:p/></draw:line><draw:line draw:name="Forme14" draw:style-name="gr6" draw:text-style-name="P2" svg:x1="12.731cm" svg:y1="5.739cm" svg:x2="12.731cm" svg:y2="5.323cm"><text:p/></draw:line><draw:line draw:name="Forme14" draw:style-name="gr6" draw:text-style-name="P2" svg:x1="12.865cm" svg:y1="3.773cm" svg:x2="12.865cm" svg:y2="3.357cm"><text:p/></draw:line><draw:frame draw:name="Forme15" draw:style-name="gr14" draw:text-style-name="P3" svg:width="1.211cm" svg:height="0.493cm" svg:x="7.535cm" svg:y="1.24cm"><draw:text-box><text:p>5V</text:p></draw:text-box></draw:frame><draw:line draw:name="Forme12" draw:style-name="gr6" draw:text-style-name="P2" svg:x1="6.685cm" svg:y1="9.028cm" svg:x2="11.428cm" svg:y2="9.028cm"><text:p/></draw:line><draw:line draw:name="Forme12" draw:style-name="gr6" draw:text-style-name="P2" svg:x1="6.685cm" svg:y1="9.349cm" svg:x2="12.109cm" svg:y2="9.349cm"><text:p/></draw:line><draw:line draw:name="Forme12" draw:style-name="gr6" draw:text-style-name="P2" svg:x1="12.109cm" svg:y1="6.08cm" svg:x2="12.449cm" svg:y2="6.08cm"><text:p/></draw:line><draw:line draw:name="Forme14" draw:style-name="gr6" draw:text-style-name="P2" svg:x1="12.109cm" svg:y1="9.348cm" svg:x2="12.109cm" svg:y2="6.08cm"><text:p/></draw:line><draw:line draw:name="Forme14" draw:style-name="gr6" draw:text-style-name="P2" svg:x1="11.428cm" svg:y1="9.028cm" svg:x2="11.428cm" svg:y2="4.209cm"><text:p/></draw:line><draw:line draw:name="Forme13" draw:style-name="gr6" draw:text-style-name="P2" svg:x1="12.451cm" svg:y1="4.209cm" svg:x2="11.428cm" svg:y2="4.209cm"><text:p/></draw:line><draw:frame draw:name="Forme6" draw:style-name="gr15" draw:text-style-name="P3" svg:width="1.003cm" svg:height="0.606cm" svg:x="10.426cm" svg:y="4.096cm"><draw:text-box><text:p>PPM</text:p></draw:text-box></draw:frame><draw:frame draw:name="Forme6" draw:style-name="gr15" draw:text-style-name="P3" svg:width="1.003cm" svg:height="0.606cm" svg:x="11.56cm" svg:y="5.607cm"><draw:text-box><text:p>PPM</text:p></draw:text-box></draw:frame><draw:line draw:name="Forme16" draw:style-name="gr6" draw:text-style-name="P2" svg:x1="1.411cm" svg:y1="7.913cm" svg:x2="1.901cm" svg:y2="7.913cm"><text:p/></draw:line><draw:line draw:name="Forme17" draw:style-name="gr6" draw:text-style-name="P2" svg:x1="1.92cm" svg:y1="7.59cm" svg:x2="2.43cm" svg:y2="7.93cm"><text:p/></draw:line><draw:line draw:name="Forme18" draw:style-name="gr6" draw:text-style-name="P2" svg:x1="3.813cm" svg:y1="7.93cm" svg:x2="2.43cm" svg:y2="7.93cm"><text:p/></draw:line><draw:line draw:name="Forme19" draw:style-name="gr6" draw:text-style-name="P2" svg:x1="3.813cm" svg:y1="8.724cm" svg:x2="2.488cm" svg:y2="8.724cm"><text:p/></draw:line><draw:line draw:name="Forme20" draw:style-name="gr6" draw:text-style-name="P2" svg:x1="1.977cm" svg:y1="8.384cm" svg:x2="2.489cm" svg:y2="8.724cm"><text:p/></draw:line><draw:line draw:name="Forme21" draw:style-name="gr6" draw:text-style-name="P2" svg:x1="1.977cm" svg:y1="8.724cm" svg:x2="1.411cm" svg:y2="8.724cm"><text:p/></draw:line><draw:line draw:name="Forme22" draw:style-name="gr6" draw:text-style-name="P2" svg:x1="1.411cm" svg:y1="7.913cm" svg:x2="1.411cm" svg:y2="9.991cm"><text:p/></draw:line><draw:g draw:style-name="gr9"><draw:line draw:name="Forme7" draw:style-name="gr6" draw:text-style-name="P2" svg:x1="1.409cm" svg:y1="9.784cm" svg:x2="1.409cm" svg:y2="10.22cm"><text:p/></draw:line><draw:line draw:name="Forme8" draw:style-name="gr6" draw:text-style-name="P2" svg:x1="1.127cm" svg:y1="10.201cm" svg:x2="1.732cm" svg:y2="10.201cm"><text:p/></draw:line></draw:g><draw:frame draw:name="Forme23" draw:style-name="gr16" draw:text-style-name="P3" svg:width="0.87cm" svg:height="0.53cm" svg:x="1.675cm" svg:y="6.967cm"><draw:text-box><text:p>bp1</text:p></draw:text-box></draw:frame><draw:frame draw:name="Forme23" draw:style-name="gr16" draw:text-style-name="P3" svg:width="0.87cm" svg:height="0.53cm" svg:x="1.79cm" svg:y="8.932cm"><draw:text-box><text:p>bp2</text:p></draw:text-box></draw:frame><draw:frame draw:name="Forme23" draw:style-name="gr16" draw:text-style-name="P3" svg:width="0.87cm" svg:height="0.53cm" svg:x="3.945cm" svg:y="8.555cm"><draw:text-box><text:p>IO2</text:p></draw:text-box></draw:frame><draw:frame draw:name="Forme23" draw:style-name="gr16" draw:text-style-name="P3" svg:width="0.87cm" svg:height="0.53cm" svg:x="3.965cm" svg:y="7.779cm"><draw:text-box><text:p>IO3</text:p></draw:text-box></draw:frame><draw:frame draw:name="Forme23" draw:style-name="gr16" draw:text-style-name="P3" svg:width="0.87cm" svg:height="0.53cm" svg:x="5.722cm" svg:y="9.121cm"><draw:text-box><text:p>IO9</text:p></draw:text-box></draw:frame><draw:frame draw:name="Forme23" draw:style-name="gr16" draw:text-style-name="P3" svg:width="1.043cm" svg:height="0.53cm" svg:x="5.549cm" svg:y="8.592cm"><draw:text-box><text:p>IO10</text:p></draw:text-box></draw:frame><draw:frame draw:name="Forme23" draw:style-name="gr16" draw:text-style-name="P3" svg:width="1.043cm" svg:height="0.53cm" svg:x="5.642cm" svg:y="7.269cm"><draw:text-box><text:p>IO4</text:p></draw:text-box></draw:frame><draw:frame draw:name="Forme23" draw:style-name="gr16" draw:text-style-name="P3" svg:width="1.043cm" svg:height="0.53cm" svg:x="5.642cm" svg:y="6.078cm"><draw:text-box><text:p>IO5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01:34:01.165000000</meta:creation-date>
    <dc:date>2020-02-19T01:55:40.430000000</dc:date>
    <meta:editing-duration>PT10M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1.5.2$Windows_X86_64 LibreOffice_project/90f8dcf33c87b3705e78202e3df5142b201bd805</meta:generator>
  </office:meta>
</office:document-meta>
</file>